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rmazd is a paragon of Bvetin from a successful hive to the south of the a small fishing town named Still Coast. Originally from the fishing town, Ormazd has little memory of the childhood he had before his induction to the hive. Originally human before his induction, little remains of his previous physical body as most of his organs have been replaced in the intervening years. This induction was not a willing one however as Bvetin's Eyes noticed the small boy lurking on the wharf at night had a psionic ability to him and sought to retrieve them for their own purposes. Needing a child more suited to the world they had encountered at Still Coast she had planned to acquire the boy at night during one of his wanderings. This was disrupted when his father attacked and killed two Gathering and took the Binding traveling with in the group to port. Leaving it to twitch on a hook, still alive, the Queen heard her child call and identify Ormazd's father as the culprit. The murder of two and torture of her child earned Ormazd's father her enmity though the relation to the boy she wished to care for or contact was unknown to her at the time. Sending a group of Bladewrought under her control to rend the fleshy creature's hive apart and retrieve her wounded child hooked on the dock she encountered the toddler Ormazd in bed while ripping apart everything and everyone on the boat. Barely managing to restrain the Bladewrought from damaging Ormazd though already reducing everyone else to red matter she directed them to carry the boat back to her hive in its entirety. There it was repaired in her chambers as best as the Intuition could understand and the Queen raised Ormazd as Loyalty, one of her own children. He integrated well and psionically enhanced strength was cultivated in him by the Queen. As time went by at age 10 the Queen had him made into a place of honor by the Royal-caste bindings, a paragon. The process was long and Ormazd remembers little of that period either but once he was merged with a Bladewrought newborn embraced the Queen has his own. Ormazd's Bladewrought self did not fully integrate however and replaces his subconscious mind. Stronger than normal for a human his size with the endurance of muscles from the Children of Bvetin he kept pace against the members of the hive and learned combat from the Loyalty. Over the years however he had been reading books retrieved from flotsam or shipwrecks and shady purchases in town and became very well read. This allowed Ormazd to teach useful things to the hive from books and bringing the notion of a hive Queen to the Royal-Caste Intuition. Having a place of honor among them as the hive's wisdom he roams far and wide in search of ways to improve the condition of his home. Traveling far and wide often sees him reading stories or showing ideas to his beloved Queen should she choose to visit his mind or when he returns to the his boat home mounted in the Royal chambers.</text:p>
      <text:p text:style-name="Standard"/>
      <text:p text:style-name="Standard">Raw details</text:p>
      <text:p text:style-name="Standard"/>
      <text:list text:style-name="L1">
        <text:list-item>
          <text:p text:style-name="P1">Implanted plating along the arms, legs, soles of feet, and back. Allows for freedom of moment and looks as if he is permanently wearing a leather breastplate and leggings.</text:p>
        </text:list-item>
        <text:list-item>
          <text:p text:style-name="P1">Prefers to keep his nature out of sight if in uncertain territory</text:p>
        </text:list-item>
        <text:list-item>
          <text:p text:style-name="P1">Has no sense of modesty whatsoever, all clothing is utilitarian.</text:p>
        </text:list-item>
        <text:list-item>
          <text:p text:style-name="P1">Wears a buttoned (frog clips) down hooded robe made out of woven types of kelp, worn brown cloth gloves, looks somewhat like a missionary. Usually keeps hood down unless trying to be inconspicuous.</text:p>
        </text:list-item>
        <text:list-item>
          <text:p text:style-name="P1">Carries a serrated short sword on his back made out of treated plating, metal bits, and scraps of cloth and leather for the handle. Mostly ornamental unless provoked.</text:p>
        </text:list-item>
        <text:list-item>
          <text:p text:style-name="P1">Eye pupils are a star shape, has dual irises that are a dark orange color. The vanes around the main pupil allow for a very weak heat sensitivity and improved night vision. Secondary irises open and eyes rotate in place to scan an area. Center of vision is not heat-sensitive.</text:p>
        </text:list-item>
        <text:list-item>
          <text:p text:style-name="P1">Skin is more leathery than is normal but he does have a fine coat of body hair </text:p>
        </text:list-item>
        <text:list-item>
          <text:p text:style-name="P1">Has a full head of medium-length straight auburn hair that is usually braided or under a helmet.</text:p>
        </text:list-item>
        <text:list-item>
          <text:p text:style-name="P1">Medium build, 6'1” in height</text:p>
        </text:list-item>
        <text:list-item>
          <text:p text:style-name="P1">Pass through amphibious lungs, slits for exit can be seen on either side.</text:p>
        </text:list-item>
        <text:list-item>
          <text:p text:style-name="P1">Circulatory system is continuous-flow and has no distinct human heartbeat.</text:p>
        </text:list-item>
        <text:list-item>
          <text:p text:style-name="P1">Mild regenerative capacity. i.e.: Can replace a missing arm over the course of a month given proper care, including his natural augmentations.</text:p>
        </text:list-item>
        <text:list-item>
          <text:p text:style-name="P1">Bones and organs have additional protective cartilage sheaths or tendons that give a better pressure resistance to water depth</text:p>
        </text:list-item>
        <text:list-item>
          <text:p text:style-name="P1">For the most part neutrally buoyant, generally has a very small positive buoyancy</text:p>
        </text:list-item>
        <text:list-item>
          <text:p text:style-name="P1">Unconscious mind being a Bladewrought, being rendered unconscious by sleep or otherwise renders it active. If only sleeping Ormazd will simply be woken up at clearly nearby persons though possibly in mid-swing if there is a perceived threat due to the Bladewrought's motor-memory reflexes. If it perceives a threat Ormazd's unconscious self will begin attacking the nearest threatening object. His Bladewrought self is less feral than a true Bladewrought in being mostly defensive but if driven unconscious by damage or pain the Bladewrought can frenzy and attack both friend and foe until there are either no longer any targets or Ormazd recovers consciousnes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6-08-26T03:20:43</meta:creation-date>
    <dc:creator>Chris Nelson</dc:creator>
    <dc:date>2006-09-17T19:40:13</dc:date>
    <dc:language>en-US</dc:language>
    <meta:editing-cycles>6</meta:editing-cycles>
    <meta:editing-duration>PT1H50M14S</meta:editing-duration>
    <meta:user-defined meta:name="Info 1"/>
    <meta:user-defined meta:name="Info 2"/>
    <meta:user-defined meta:name="Info 3"/>
    <meta:user-defined meta:name="Info 4"/>
    <meta:document-statistic meta:table-count="0" meta:image-count="0" meta:object-count="0" meta:page-count="1" meta:paragraph-count="17" meta:word-count="918" meta:character-count="5273"/>
  </office:meta>
</office:document-meta>
</file>